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46in"/>
    </style:style>
    <style:style style:name="co2" style:family="table-column">
      <style:table-column-properties fo:break-before="auto" style:column-width="2.3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aw_temperature_data_fahrenhei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raw_temperature</text:p>
          </table:table-cell>
          <table:table-cell office:value-type="string" calcext:value-type="string">
            <text:p>temperature_on_display_fahrenheit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0.9" calcext:value-type="float">
            <text:p>70.9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8.7" calcext:value-type="float">
            <text:p>38.7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9.8" calcext:value-type="float">
            <text:p>69.8</text:p>
          </table:table-cell>
          <table:table-cell table:number-columns-repeated="2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6.1" calcext:value-type="float">
            <text:p>56.1</text:p>
          </table:table-cell>
          <table:table-cell table:number-columns-repeated="2"/>
          <table:table-cell table:number-matrix-columns-spanned="2" table:number-matrix-rows-spanned="5" table:formula="of:=LINEST([.$B$2:.$B$11] ; [.$A$2:.$A$11] ; 1 ; 1)" office:value-type="float" office:value="0.1" calcext:value-type="float">
            <text:p>0.1</text:p>
          </table:table-cell>
          <table:table-cell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0.7" calcext:value-type="float">
            <text:p>70.7</text:p>
          </table:table-cell>
          <table:table-cell table:number-columns-repeated="2"/>
          <table:table-cell office:value-type="float" office:value="2.30992986371892E-017" calcext:value-type="float">
            <text:p>2.30992986371892E-17</text:p>
          </table:table-cell>
          <table:table-cell office:value-type="float" office:value="0.0000000000000342815406221297" calcext:value-type="float">
            <text:p>3.42815406221297E-14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000000000100525775079815" calcext:value-type="float">
            <text:p>1.00525775079815E-14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0.5" calcext:value-type="float">
            <text:p>70.5</text:p>
          </table:table-cell>
          <table:table-cell table:number-columns-repeated="2"/>
          <table:table-cell office:value-type="float" office:value="1.87414165180292E+031" calcext:value-type="float">
            <text:p>1.87414165180292E+03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8.3" calcext:value-type="float">
            <text:p>38.3</text:p>
          </table:table-cell>
          <table:table-cell table:number-columns-repeated="2"/>
          <table:table-cell office:value-type="float" office:value="1893.901" calcext:value-type="float">
            <text:p>1893.901</text:p>
          </table:table-cell>
          <table:table-cell office:value-type="float" office:value="8.08434516431808E-028" calcext:value-type="float">
            <text:p>8.08434516431808E-28</text:p>
          </table:table-cell>
          <table:table-cell table:number-columns-repeated="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8.8" calcext:value-type="float">
            <text:p>68.8</text:p>
          </table:table-cell>
          <table:table-cell table:number-columns-repeated="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5.5" calcext:value-type="float">
            <text:p>55.5</text:p>
          </table:table-cell>
          <table:table-cell table:number-columns-repeated="2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^2</text:p>
          </table:table-cell>
          <table:table-cell table:formula="of:=[.$E$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ndard Error</text:p>
          </table:table-cell>
          <table:table-cell table:formula="of:=[.$F$7]" office:value-type="float" office:value="0.0000000000000100525775079815" calcext:value-type="float">
            <text:p>1.00525775079815E-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bservations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djusted R^2</text:p>
          </table:table-cell>
          <table:table-cell table:formula="of:=1 - (1 - [.$E$7])*([.$F$15] - 1)/([.$F$15] - [.$F$14] - 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gression</text:p>
          </table:table-cell>
          <table:table-cell table:formula="of:=[.$F$14]" office:value-type="float" office:value="1" calcext:value-type="float">
            <text:p>1</text:p>
          </table:table-cell>
          <table:table-cell table:formula="of:=[.$E$9]" office:value-type="float" office:value="1893.901" calcext:value-type="float">
            <text:p>1893.901</text:p>
          </table:table-cell>
          <table:table-cell table:formula="of:=[.$E$9] / [.$F$20]" office:value-type="float" office:value="1893.901" calcext:value-type="float">
            <text:p>1893.901</text:p>
          </table:table-cell>
          <table:table-cell table:formula="of:=[.$E$8]" office:value-type="float" office:value="1.87414165180292E+031" calcext:value-type="float">
            <text:p>1.87414165180292E+031</text:p>
          </table:table-cell>
          <table:table-cell table:formula="of:=LEGACY.FDIST([.$E$8] ; [.$F$20] ; [.$F$8])" office:value-type="float" office:value="9.07838030041179E-123" calcext:value-type="float">
            <text:p>9.07838030041179E-1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idual</text:p>
          </table:table-cell>
          <table:table-cell table:formula="of:=[.$F$8]" office:value-type="float" office:value="8" calcext:value-type="float">
            <text:p>8</text:p>
          </table:table-cell>
          <table:table-cell table:formula="of:=[.$F$9]" office:value-type="float" office:value="8.08434516431808E-028" calcext:value-type="float">
            <text:p>8.08434516431808E-28</text:p>
          </table:table-cell>
          <table:table-cell table:formula="of:=[.$F$9] / [.$F$8]" office:value-type="float" office:value="1.01054314553976E-028" calcext:value-type="float">
            <text:p>1.01054314553976E-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[.$F$20] + [.$F$8]" office:value-type="float" office:value="9" calcext:value-type="float">
            <text:p>9</text:p>
          </table:table-cell>
          <table:table-cell table:formula="of:=[.$E$9] + [.$F$9]" office:value-type="float" office:value="1893.901" calcext:value-type="float">
            <text:p>1893.90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nfidence level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24] * 100) ; &quot;%&quot;)" office:value-type="string" office:string-value="Lower 90%" calcext:value-type="string">
            <text:p>Lower 90%</text:p>
          </table:table-cell>
          <table:table-cell table:formula="of:=COM.MICROSOFT.CONCAT(&quot;Upper &quot; ; INT([.$F$24] * 100) ; &quot;%&quot;)" office:value-type="string" office:string-value="Upper 90%" calcext:value-type="string">
            <text:p>Upper 90%</text:p>
          </table:table-cell>
        </table:table-row>
        <table:table-row table:style-name="ro1">
          <table:table-cell table:number-columns-repeated="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5:.$F$5]; 1 ; 29 - ROW())" office:value-type="float" office:value="-90" calcext:value-type="float">
            <text:p>-90</text:p>
          </table:table-cell>
          <table:table-cell table:number-matrix-columns-spanned="1" table:number-matrix-rows-spanned="2" table:formula="of:=INDEX([.$E$6:.$F$6]; 1 ; 29 - ROW())" office:value-type="float" office:value="0.0000000000000342815406221297" calcext:value-type="float">
            <text:p>3.42815406221297E-14</text:p>
          </table:table-cell>
          <table:table-cell table:number-matrix-columns-spanned="1" table:number-matrix-rows-spanned="2" table:formula="of:=[.$F$27:.$F$28] / [.$G$27:.$G$28]" office:value-type="float" office:value="-2625319585021875" calcext:value-type="float">
            <text:p>-2625319585021875</text:p>
          </table:table-cell>
          <table:table-cell table:number-matrix-columns-spanned="1" table:number-matrix-rows-spanned="2" table:formula="of:=LEGACY.TDIST(ABS([.$H$27:.$H$28]) ; [.$F$8] ; 2 )" office:value-type="float" office:value="4.9631865041773E-121" calcext:value-type="float">
            <text:p>4.9631865041773E-121</text:p>
          </table:table-cell>
          <table:table-cell table:number-matrix-columns-spanned="1" table:number-matrix-rows-spanned="2" table:formula="of:=[.$F$27:.$F$28] - [.$G$27:.$G$28] * TINV(1 - [.$F$24] ; [.$F$8])" office:value-type="float" office:value="-90.0000000000001" calcext:value-type="float">
            <text:p>-90.0000000000001</text:p>
          </table:table-cell>
          <table:table-cell table:number-matrix-columns-spanned="1" table:number-matrix-rows-spanned="2" table:formula="of:=[.$F$27:.$F$28] + [.$G$27:.$G$28] * TINV(1 - [.$F$24] ; [.$F$8])" office:value-type="float" office:value="-90" calcext:value-type="float">
            <text:p>-90</text:p>
          </table:table-cell>
        </table:table-row>
        <table:table-row table:style-name="ro1">
          <table:table-cell table:number-columns-repeated="4"/>
          <table:table-cell table:formula="of:=[.$A$1]" office:value-type="string" office:string-value="raw_temperature" calcext:value-type="string">
            <text:p>raw_temperature</text:p>
          </table:table-cell>
          <table:table-cell office:value-type="float" office:value="0.1" calcext:value-type="float">
            <text:p>0.1</text:p>
          </table:table-cell>
          <table:table-cell office:value-type="float" office:value="2.30992986371892E-017" calcext:value-type="float">
            <text:p>2.30992986371892E-17</text:p>
          </table:table-cell>
          <table:table-cell office:value-type="float" office:value="4.32913577033906E+015" calcext:value-type="float">
            <text:p>4.32913577033906E+015</text:p>
          </table:table-cell>
          <table:table-cell office:value-type="float" office:value="9.07838030041179E-123" calcext:value-type="float">
            <text:p>9.07838030041179E-123</text:p>
          </table:table-cell>
          <table:table-cell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[.$A$1]" office:value-type="string" office:string-value="raw_temperature" calcext:value-type="string">
            <text:p>raw_temperature</text:p>
          </table:table-cell>
          <table:table-cell office:value-type="string" calcext:value-type="string">
            <text:p>Predicted Y</text:p>
          </table:table-cell>
          <table:table-cell table:formula="of:=[.$B$1]" office:value-type="string" office:string-value="temperature_on_display_fahrenheit" calcext:value-type="string">
            <text:p>temperature_on_display_fahrenheit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matrix-columns-spanned="1" table:number-matrix-rows-spanned="10" table:formula="of:=[.$A$2:.$A$11]" office:value-type="float" office:value="1609" calcext:value-type="float">
            <text:p>1609</text:p>
          </table:table-cell>
          <table:table-cell table:number-matrix-columns-spanned="1" table:number-matrix-rows-spanned="10" table:formula="of:=MMULT([.$E$31:.$E$40] ; [.$F$28]) + [.$F$27]" office:value-type="float" office:value="70.9" calcext:value-type="float">
            <text:p>70.9</text:p>
          </table:table-cell>
          <table:table-cell table:number-matrix-columns-spanned="1" table:number-matrix-rows-spanned="10" table:formula="of:=[.$B$2:.$B$11]" office:value-type="float" office:value="70.9" calcext:value-type="float">
            <text:p>70.9</text:p>
          </table:table-cell>
          <table:table-cell table:number-matrix-columns-spanned="1" table:number-matrix-rows-spanned="10" table:formula="of:=[.$G$31:.$G$40] - [.$F$31:.$F$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7" calcext:value-type="float">
            <text:p>1287</text:p>
          </table:table-cell>
          <table:table-cell office:value-type="float" office:value="38.7" calcext:value-type="float">
            <text:p>38.7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98" calcext:value-type="float">
            <text:p>1598</text:p>
          </table:table-cell>
          <table:table-cell office:value-type="float" office:value="69.8" calcext:value-type="float">
            <text:p>69.8</text:p>
          </table:table-cell>
          <table:table-cell office:value-type="float" office:value="69.8" calcext:value-type="float">
            <text:p>69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61" calcext:value-type="float">
            <text:p>1461</text:p>
          </table:table-cell>
          <table:table-cell office:value-type="float" office:value="56.1" calcext:value-type="float">
            <text:p>56.1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07" calcext:value-type="float">
            <text:p>1607</text:p>
          </table:table-cell>
          <table:table-cell office:value-type="float" office:value="70.7" calcext:value-type="float">
            <text:p>70.7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4" calcext:value-type="float">
            <text:p>1284</text:p>
          </table:table-cell>
          <table:table-cell office:value-type="float" office:value="38.4" calcext:value-type="float">
            <text:p>38.4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05" calcext:value-type="float">
            <text:p>1605</text:p>
          </table:table-cell>
          <table:table-cell office:value-type="float" office:value="70.5" calcext:value-type="float">
            <text:p>70.5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3" calcext:value-type="float">
            <text:p>1283</text:p>
          </table:table-cell>
          <table:table-cell office:value-type="float" office:value="38.3" calcext:value-type="float">
            <text:p>38.3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88" calcext:value-type="float">
            <text:p>1588</text:p>
          </table:table-cell>
          <table:table-cell office:value-type="float" office:value="68.8" calcext:value-type="float">
            <text:p>68.8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55" calcext:value-type="float">
            <text:p>1455</text:p>
          </table:table-cell>
          <table:table-cell office:value-type="float" office:value="55.5" calcext:value-type="float">
            <text:p>55.5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8:31:20.417414733</dc:date>
    <meta:editing-duration>PT52S</meta:editing-duration>
    <meta:editing-cycles>1</meta:editing-cycles>
    <meta:generator>LibreOffice/6.4.6.2$Linux_X86_64 LibreOffice_project/40$Build-2</meta:generator>
    <meta:document-statistic meta:table-count="1" meta:cell-count="132" meta:object-count="0"/>
  </office:meta>
</office:document-meta>
</file>